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ue Feb 25 23:01:04 2020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ue Feb 25 23:01:04 2020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flowRoot3699">
            <draw:path id="path3987" draw:style-name="style0" draw:layer="layout" svg:x="2.988cm" svg:y="7.955cm" svg:width="1.651cm" svg:height="2.705cm" svg:viewBox="0.0 0.0 1650.545 2705.352" svg:d="M 7005.329 16294.291 L 7005.329 18615.918 L 6597.074 18615.918 L 6597.074 16294.291 L 5975.053 16294.291 L 5975.053 15910.566 L 7625.598 15910.566 L 7625.598 16294.291 L 7005.329 16294.291 Z">
              <!-- 9 nodes -->
            </draw:path>
            <draw:path id="path3989" draw:style-name="style0" draw:layer="layout" svg:x="4.927cm" svg:y="7.701cm" svg:width="1.468cm" svg:height="2.959cm" svg:viewBox="0.0 0.0 1468.319 2959.417" svg:d="M 9854.359 15402.436 L 10248.597 15402.436 L 10248.597 16797.164 C 10388.771 16671.008 10543.546 16607.930 10712.923 16607.930 C 10905.662 16607.930 11059.853 16670.424 11175.496 16795.412 C 11273.618 16904.047 11322.678 17077.511 11322.678 17315.807 L 11322.678 18361.853 L 10928.440 18361.853 L 10928.440 17352.602 C 10928.440 17215.933 10903.909 17117.227 10854.848 17056.485 C 10806.956 16994.575 10729.276 16963.620 10621.810 16963.620 C 10483.972 16963.620 10387.019 17006.256 10330.950 17091.529 C 10276.048 17177.969 10248.597 17326.320 10248.597 17536.580 L 10248.597 18361.853 L 9854.359 18361.853 L 9854.359 15402.436 Z">
              <!-- 16 nodes -->
            </draw:path>
            <draw:path id="path3991" draw:style-name="style0" draw:layer="layout" svg:x="6.816cm" svg:y="8.907cm" svg:width="1.651cm" svg:height="1.803cm" svg:viewBox="0.0 0.0 1650.545 1802.984" svg:d="M 15266.815 18806.904 L 14043.800 18806.904 C 14054.313 18947.078 14099.869 19058.633 14180.469 19141.569 C 14261.069 19223.337 14364.447 19264.221 14490.603 19264.221 C 14588.725 19264.221 14669.909 19240.859 14734.155 19194.134 C 14797.233 19147.409 14869.072 19060.969 14949.672 18934.813 L 15282.584 19120.543 C 15231.187 19208.151 15176.870 19283.495 15119.633 19346.573 C 15062.395 19408.483 15001.069 19459.880 14935.655 19500.764 C 14870.240 19540.480 14799.569 19569.683 14723.642 19588.373 C 14647.715 19607.062 14565.362 19616.407 14476.586 19616.407 C 14221.937 19616.407 14017.517 19534.639 13863.326 19371.103 C 13709.135 19206.399 13632.040 18987.962 13632.040 18715.791 C 13632.040 18445.957 13706.799 18227.520 13856.317 18060.480 C 14007.004 17895.775 14206.752 17813.423 14455.560 17813.423 C 14706.704 17813.423 14905.284 17893.439 15051.298 18053.471 C 15196.144 18212.334 15268.567 18432.524 15268.567 18714.039 L 15266.815 18806.904 ZM 14862.063 18484.505 C 14807.162 18274.244 14674.581 18169.114 14464.321 18169.114 C 14416.428 18169.114 14371.456 18176.707 14329.404 18191.892 C 14287.351 18205.910 14248.804 18226.936 14213.760 18254.970 C 14179.885 18281.837 14150.682 18314.544 14126.152 18353.092 C 14101.621 18391.640 14082.932 18435.444 14070.082 18484.505 L 14862.063 18484.505 Z">
              <!-- 25 nodes -->
            </draw:path>
            <draw:path id="path3993" draw:style-name="style0" draw:layer="layout" svg:x="10.063cm" svg:y="7.955cm" svg:width="2.003cm" svg:height="2.754cm" svg:viewBox="0.0 0.0 2002.731 2754.412" svg:d="M 20533.840 15910.566 L 20533.840 17540.085 C 20533.840 17772.539 20571.804 17942.500 20647.731 18049.966 C 20761.038 18205.326 20920.486 18283.005 21126.074 18283.005 C 21332.830 18283.005 21492.861 18205.326 21606.169 18049.966 C 21682.096 17946.004 21720.060 17776.044 21720.060 17540.085 L 21720.060 15910.566 L 22128.316 15910.566 L 22128.316 17652.224 C 22128.316 17937.243 22039.539 18172.034 21861.985 18356.596 C 21662.238 18562.184 21416.934 18664.978 21126.074 18664.978 C 20835.213 18664.978 20590.494 18562.184 20391.914 18356.596 C 20214.361 18172.034 20125.584 17937.243 20125.584 17652.224 L 20125.584 15910.566 L 20533.840 15910.566 Z">
              <!-- 15 nodes -->
            </draw:path>
            <draw:path id="path3995" draw:style-name="style0" draw:layer="layout" svg:x="12.665cm" svg:y="8.907cm" svg:width="1.470cm" svg:height="1.754cm" svg:viewBox="0.0 0.0 1470.071 1753.923" svg:d="M 25329.532 17860.732 L 25725.523 17860.732 L 25725.523 18018.427 C 25863.360 17881.758 26018.719 17813.423 26191.600 17813.423 C 26390.179 17813.423 26544.954 17875.917 26655.925 18000.906 C 26751.710 18107.204 26799.603 18280.669 26799.603 18521.300 L 26799.603 19567.346 L 26403.613 19567.346 L 26403.613 18614.165 C 26403.613 18445.957 26380.250 18329.730 26333.526 18265.483 C 26287.969 18200.069 26205.033 18167.362 26084.717 18167.362 C 25953.889 18167.362 25861.024 18210.582 25806.122 18297.023 C 25752.389 18382.295 25725.523 18531.229 25725.523 18743.826 L 25725.523 19567.346 L 25329.532 19567.346 L 25329.532 17860.732 Z">
              <!-- 16 nodes -->
            </draw:path>
            <draw:path id="path3997" draw:style-name="style0" draw:layer="layout" svg:x="14.575cm" svg:y="7.990cm" svg:width="0.513cm" svg:height="2.670cm" svg:viewBox="0.0 0.0 513.386 2670.308" svg:d="M 29603.076 16944.347 L 29603.076 18650.961 L 29208.837 18650.961 L 29208.837 16944.347 L 29603.076 16944.347 ZM 29149.263 16234.717 C 29149.263 16165.799 29174.378 16106.225 29224.607 16055.996 C 29274.836 16005.767 29334.993 15980.653 29405.080 15980.653 C 29476.335 15980.653 29537.077 16005.767 29587.306 16055.996 C 29637.535 16105.057 29662.649 16165.215 29662.649 16236.470 C 29662.649 16307.724 29637.535 16368.466 29587.306 16418.695 C 29538.245 16468.924 29478.087 16494.039 29406.832 16494.039 C 29335.577 16494.039 29274.836 16468.924 29224.607 16418.695 C 29174.378 16368.466 29149.263 16307.140 29149.263 16234.717 Z">
              <!-- 14 nodes -->
            </draw:path>
            <draw:path id="path3999" draw:style-name="style0" draw:layer="layout" svg:x="15.375cm" svg:y="8.328cm" svg:width="0.869cm" svg:height="2.332cm" svg:viewBox="0.0 0.0 869.077 2332.140" svg:d="M 31313.195 17650.471 L 31313.195 18989.130 L 30918.956 18989.130 L 30918.956 17650.471 L 30750.748 17650.471 L 30750.748 17282.515 L 30918.956 17282.515 L 30918.956 16656.990 L 31313.195 16656.990 L 31313.195 17282.515 L 31619.825 17282.515 L 31619.825 17650.471 L 31313.195 17650.471 Z">
              <!-- 13 nodes -->
            </draw:path>
            <draw:path id="path4001" draw:style-name="style0" draw:layer="layout" svg:x="16.467cm" svg:y="8.907cm" svg:width="1.651cm" svg:height="1.803cm" svg:viewBox="0.0 0.0 1650.545 1802.984" svg:d="M 34568.728 18806.904 L 33345.713 18806.904 C 33356.226 18947.078 33401.782 19058.633 33482.382 19141.569 C 33562.982 19223.337 33666.360 19264.221 33792.516 19264.221 C 33890.638 19264.221 33971.822 19240.859 34036.068 19194.134 C 34099.146 19147.409 34170.985 19060.969 34251.585 18934.813 L 34584.497 19120.543 C 34533.100 19208.151 34478.783 19283.495 34421.546 19346.573 C 34364.308 19408.483 34302.982 19459.880 34237.568 19500.764 C 34172.153 19540.480 34101.482 19569.683 34025.555 19588.373 C 33949.627 19607.062 33867.275 19616.407 33778.499 19616.407 C 33523.850 19616.407 33319.430 19534.639 33165.239 19371.103 C 33011.048 19206.399 32933.952 18987.962 32933.952 18715.791 C 32933.952 18445.957 33008.712 18227.520 33158.230 18060.480 C 33308.917 17895.775 33508.664 17813.423 33757.473 17813.423 C 34008.617 17813.423 34207.196 17893.439 34353.211 18053.471 C 34498.057 18212.334 34570.480 18432.524 34570.480 18714.039 L 34568.728 18806.904 ZM 34163.976 18484.505 C 34109.075 18274.244 33976.494 18169.114 33766.234 18169.114 C 33718.341 18169.114 33673.369 18176.707 33631.316 18191.892 C 33589.264 18205.910 33550.717 18226.936 33515.673 18254.970 C 33481.798 18281.837 33452.595 18314.544 33428.064 18353.092 C 33403.534 18391.640 33384.844 18435.444 33371.995 18484.505 L 34163.976 18484.505 Z">
              <!-- 25 nodes -->
            </draw:path>
            <draw:path id="path4003" draw:style-name="style0" draw:layer="layout" svg:x="18.450cm" svg:y="7.701cm" svg:width="1.735cm" svg:height="3.008cm" svg:viewBox="0.0 0.0 1734.649 3008.477" svg:d="M 38239.525 15402.436 L 38635.516 15402.436 L 38635.516 18361.853 L 38239.525 18361.853 L 38239.525 18183.131 C 38084.166 18334.986 37908.365 18410.913 37712.122 18410.913 C 37478.499 18410.913 37284.592 18325.641 37130.401 18155.097 C 36977.378 17981.048 36900.867 17763.778 36900.867 17503.289 C 36900.867 17248.640 36977.378 17036.043 37130.401 16865.499 C 37282.256 16693.786 37473.243 16607.930 37703.361 16607.930 C 37903.109 16607.930 38081.830 16689.698 38239.525 16853.234 L 38239.525 15402.436 ZM 37303.866 17503.289 C 37303.866 17666.825 37347.670 17799.990 37435.279 17902.784 C 37525.224 18006.746 37638.531 18058.727 37775.200 18058.727 C 37921.214 18058.727 38039.194 18008.498 38129.139 17908.041 C 38219.083 17804.078 38264.056 17672.082 38264.056 17512.050 C 38264.056 17352.018 38219.083 17220.021 38129.139 17116.059 C 38039.194 17014.433 37922.383 16963.620 37778.704 16963.620 C 37643.203 16963.620 37529.896 17015.017 37438.783 17117.811 C 37348.839 17221.774 37303.866 17350.266 37303.866 17503.289 Z">
              <!-- 21 nodes -->
            </draw:path>
          </draw:g>
          <!-- id="flowRoot3699" -->
          <draw:g id="flowRoot3741">
            <draw:path id="path3972" draw:style-name="style0" draw:layer="layout" svg:x="8.050cm" svg:y="12.061cm" svg:width="2.381cm" svg:height="3.054cm" svg:viewBox="0.0 0.0 2381.200 3054.034" svg:d="M 16099.797 27010.453 L 16099.797 24121.123 L 18072.742 26185.180 L 18072.742 24305.101 L 18480.997 24305.101 L 18480.997 27175.157 L 16508.053 25116.356 L 16508.053 27010.453 L 16099.797 27010.453 Z">
              <!-- 9 nodes -->
            </draw:path>
            <draw:path id="path3974" draw:style-name="style0" draw:layer="layout" svg:x="10.957cm" svg:y="13.196cm" svg:width="1.735cm" svg:height="1.803cm" svg:viewBox="0.0 0.0 1734.649 1802.984" svg:d="M 23252.159 26439.245 L 23648.149 26439.245 L 23648.149 28145.859 L 23252.159 28145.859 L 23252.159 27967.138 C 23089.791 28118.992 22915.158 28194.920 22728.259 28194.920 C 22492.300 28194.920 22297.225 28109.648 22143.034 27939.103 C 21990.012 27765.054 21913.500 27547.785 21913.500 27287.296 C 21913.500 27031.478 21990.012 26818.298 22143.034 26647.753 C 22296.057 26477.209 22487.628 26391.936 22717.747 26391.936 C 22916.326 26391.936 23094.463 26473.704 23252.159 26637.240 L 23252.159 26439.245 ZM 22316.499 27287.296 C 22316.499 27450.831 22360.304 27583.996 22447.912 27686.791 C 22537.857 27790.753 22651.164 27842.734 22787.833 27842.734 C 22933.847 27842.734 23051.827 27792.505 23141.772 27692.047 C 23231.717 27588.085 23276.689 27456.088 23276.689 27296.056 C 23276.689 27136.025 23231.717 27004.028 23141.772 26900.066 C 23051.827 26798.440 22935.016 26747.627 22791.338 26747.627 C 22655.836 26747.627 22542.529 26799.024 22451.416 26901.818 C 22361.472 27005.780 22316.499 27134.273 22316.499 27287.296 Z">
              <!-- 21 nodes -->
            </draw:path>
            <draw:path id="path3976" draw:style-name="style0" draw:layer="layout" svg:x="13.033cm" svg:y="12.618cm" svg:width="0.869cm" svg:height="2.332cm" svg:viewBox="0.0 0.0 869.077 2332.140" svg:d="M 26628.592 26228.984 L 26628.592 27567.643 L 26234.354 27567.643 L 26234.354 26228.984 L 26066.145 26228.984 L 26066.145 25861.028 L 26234.354 25861.028 L 26234.354 25235.503 L 26628.592 25235.503 L 26628.592 25861.028 L 26935.222 25861.028 L 26935.222 26228.984 L 26628.592 26228.984 Z">
              <!-- 13 nodes -->
            </draw:path>
            <draw:path id="path3978" draw:style-name="style0" draw:layer="layout" svg:x="14.111cm" svg:y="12.280cm" svg:width="0.513cm" svg:height="2.670cm" svg:viewBox="0.0 0.0 513.386 2670.308" svg:d="M 28675.127 25522.859 L 28675.127 27229.474 L 28280.889 27229.474 L 28280.889 25522.859 L 28675.127 25522.859 ZM 28221.315 24813.230 C 28221.315 24744.311 28246.430 24684.738 28296.659 24634.509 C 28346.887 24584.280 28407.045 24559.165 28477.132 24559.165 C 28548.387 24559.165 28609.129 24584.280 28659.358 24634.509 C 28709.587 24683.569 28734.701 24743.727 28734.701 24814.982 C 28734.701 24886.237 28709.587 24946.979 28659.358 24997.208 C 28610.297 25047.437 28550.139 25072.551 28478.884 25072.551 C 28407.629 25072.551 28346.887 25047.437 28296.659 24997.208 C 28246.430 24946.979 28221.315 24885.653 28221.315 24813.230 Z">
              <!-- 14 nodes -->
            </draw:path>
            <draw:path id="path3980" draw:style-name="style0" draw:layer="layout" svg:x="14.987cm" svg:y="13.196cm" svg:width="1.821cm" svg:height="1.803cm" svg:viewBox="0.0 0.0 1820.506 1802.984" svg:d="M 29973.486 27280.287 C 29973.486 27033.815 30061.678 26824.138 30238.063 26651.257 C 30414.449 26478.377 30629.382 26391.936 30882.862 26391.936 C 31137.511 26391.936 31353.612 26478.961 31531.166 26653.010 C 31706.383 26827.059 31793.991 27040.823 31793.991 27294.304 C 31793.991 27550.121 31705.799 27764.470 31529.413 27937.351 C 31351.860 28109.064 31134.007 28194.920 30875.854 28194.920 C 30620.037 28194.920 30405.688 28107.311 30232.807 27932.094 C 30059.926 27759.213 29973.486 27541.944 29973.486 27280.287 ZM 30376.485 27287.296 C 30376.485 27457.840 30422.041 27592.757 30513.154 27692.047 C 30606.603 27792.505 30729.839 27842.734 30882.862 27842.734 C 31037.053 27842.734 31160.289 27793.089 31252.570 27693.799 C 31344.851 27594.509 31390.992 27461.929 31390.992 27296.056 C 31390.992 27130.184 31344.851 26997.603 31252.570 26898.313 C 31159.121 26797.856 31035.885 26747.627 30882.862 26747.627 C 30732.176 26747.627 30610.108 26797.856 30516.659 26898.313 C 30423.210 26998.771 30376.485 27128.432 30376.485 27287.296 Z">
              <!-- 18 nodes -->
            </draw:path>
            <draw:path id="path3982" draw:style-name="style0" draw:layer="layout" svg:x="17.226cm" svg:y="13.196cm" svg:width="1.470cm" svg:height="1.754cm" svg:viewBox="0.0 0.0 1470.071 1753.923" svg:d="M 34452.035 26439.245 L 34848.026 26439.245 L 34848.026 26596.940 C 34985.863 26460.271 35141.222 26391.936 35314.103 26391.936 C 35512.683 26391.936 35667.458 26454.430 35778.428 26579.418 C 35874.214 26685.717 35922.106 26859.182 35922.106 27099.813 L 35922.106 28145.859 L 35526.116 28145.859 L 35526.116 27192.678 C 35526.116 27024.470 35502.754 26908.242 35456.029 26843.996 C 35410.473 26778.582 35327.536 26745.875 35207.221 26745.875 C 35076.392 26745.875 34983.527 26789.095 34928.626 26875.535 C 34874.892 26960.808 34848.026 27109.742 34848.026 27322.339 L 34848.026 28145.859 L 34452.035 28145.859 L 34452.035 26439.245 Z">
              <!-- 16 nodes -->
            </draw:path>
            <draw:path id="path3984" draw:style-name="style0" draw:layer="layout" svg:x="19.080cm" svg:y="13.196cm" svg:width="1.218cm" svg:height="1.803cm" svg:viewBox="0.0 0.0 1217.759 1802.984" svg:d="M 39267.000 26730.105 L 38941.096 26903.570 C 38889.699 26798.440 38826.037 26745.875 38750.109 26745.875 C 38713.898 26745.875 38682.943 26758.140 38657.244 26782.670 C 38631.546 26806.033 38618.697 26836.403 38618.697 26873.783 C 38618.697 26939.198 38694.624 27004.028 38846.479 27068.274 C 39055.571 27158.219 39196.329 27241.155 39268.752 27317.082 C 39341.175 27393.010 39377.386 27495.220 39377.386 27623.712 C 39377.386 27788.416 39316.644 27926.254 39195.161 28037.225 C 39077.181 28142.355 38934.671 28194.920 38767.631 28194.920 C 38481.443 28194.920 38278.775 28055.330 38159.628 27776.151 L 38496.045 27620.208 C 38542.769 27701.976 38578.396 27753.957 38602.927 27776.151 C 38650.820 27820.540 38708.057 27842.734 38774.640 27842.734 C 38907.805 27842.734 38974.387 27781.992 38974.387 27660.508 C 38974.387 27590.421 38922.990 27525.007 38820.196 27464.265 C 38780.480 27444.407 38740.764 27425.133 38701.048 27406.443 C 38661.333 27387.753 38621.033 27368.479 38580.149 27348.621 C 38465.674 27292.552 38385.074 27236.482 38338.349 27180.413 C 38278.775 27109.158 38248.988 27017.461 38248.988 26905.322 C 38248.988 26756.972 38299.801 26634.320 38401.427 26537.366 C 38505.389 26440.413 38631.546 26391.936 38779.896 26391.936 C 38998.333 26391.936 39160.701 26504.659 39267.000 26730.105 Z">
              <!-- 23 nodes -->
            </draw:path>
          </draw:g>
          <!-- id="flowRoot3741" -->
          <draw:g id="flowRoot3760">
            <draw:path id="path3951" draw:style-name="style0" draw:layer="layout" svg:x="3.311cm" svg:y="16.536cm" svg:width="2.400cm" svg:height="2.909cm" svg:viewBox="0.0 0.0 2400.474 2908.603" svg:d="M 7068.564 33071.754 L 7816.741 34946.576 L 8575.431 33071.754 L 9022.235 33071.754 L 7807.980 35980.357 L 6621.760 33071.754 L 7068.564 33071.754 Z">
              <!-- 7 nodes -->
            </draw:path>
            <draw:path id="path3953" draw:style-name="style0" draw:layer="layout" svg:x="5.687cm" svg:y="17.487cm" svg:width="1.651cm" svg:height="1.803cm" svg:viewBox="0.0 0.0 1650.545 1802.984" svg:d="M 13008.423 35968.092 L 11785.408 35968.092 C 11795.921 36108.266 11841.477 36219.820 11922.077 36302.756 C 12002.677 36384.525 12106.055 36425.409 12232.212 36425.409 C 12330.333 36425.409 12411.517 36402.046 12475.763 36355.322 C 12538.841 36308.597 12610.680 36222.157 12691.280 36096.000 L 13024.193 36281.730 C 12972.796 36369.339 12918.478 36444.682 12861.241 36507.761 C 12804.003 36569.671 12742.677 36621.068 12677.263 36661.952 C 12611.848 36701.668 12541.178 36730.870 12465.250 36749.560 C 12389.323 36768.250 12306.971 36777.595 12218.194 36777.595 C 11963.545 36777.595 11759.125 36695.827 11604.934 36532.291 C 11450.743 36367.587 11373.648 36149.150 11373.648 35876.979 C 11373.648 35607.145 11448.407 35388.708 11597.926 35221.667 C 11748.612 35056.963 11948.360 34974.611 12197.168 34974.611 C 12448.313 34974.611 12646.892 35054.627 12792.906 35214.659 C 12937.752 35373.522 13010.175 35593.712 13010.175 35875.227 L 13008.423 35968.092 ZM 12603.672 35645.692 C 12548.770 35435.432 12416.190 35330.302 12205.929 35330.302 C 12158.036 35330.302 12113.064 35337.894 12071.012 35353.080 C 12028.960 35367.097 11990.412 35388.124 11955.368 35416.158 C 11921.493 35443.025 11892.290 35475.732 11867.760 35514.280 C 11843.230 35552.828 11824.540 35596.632 11811.691 35645.692 L 12603.672 35645.692 Z">
              <!-- 25 nodes -->
            </draw:path>
            <draw:path id="path3955" draw:style-name="style0" draw:layer="layout" svg:x="7.670cm" svg:y="17.487cm" svg:width="1.409cm" svg:height="1.803cm" svg:viewBox="0.0 0.0 1408.745 1802.984" svg:d="M 16749.308 35095.511 L 16749.308 35619.410 C 16659.364 35509.607 16578.764 35434.264 16507.509 35393.380 C 16437.422 35351.328 16355.070 35330.302 16260.453 35330.302 C 16112.102 35330.302 15988.866 35382.283 15890.745 35486.245 C 15792.623 35590.207 15743.562 35720.452 15743.562 35876.979 C 15743.562 36037.011 15790.871 36168.423 15885.488 36271.218 C 15981.273 36374.012 16103.341 36425.409 16251.692 36425.409 C 16346.309 36425.409 16429.829 36404.967 16502.252 36364.083 C 16572.339 36324.367 16654.691 36247.271 16749.308 36132.796 L 16749.308 36653.191 C 16589.277 36736.127 16429.245 36777.595 16269.214 36777.595 C 16005.220 36777.595 15784.446 36692.323 15606.893 36521.778 C 15429.340 36350.065 15340.563 36136.884 15340.563 35882.236 C 15340.563 35627.587 15430.508 35412.654 15610.397 35237.437 C 15790.287 35062.220 16011.060 34974.611 16272.718 34974.611 C 16440.926 34974.611 16599.790 35014.911 16749.308 35095.511 Z">
              <!-- 17 nodes -->
            </draw:path>
            <draw:path id="path3957" draw:style-name="style0" draw:layer="layout" svg:x="9.305cm" svg:y="16.909cm" svg:width="0.869cm" svg:height="2.332cm" svg:viewBox="0.0 0.0 869.077 2332.140" svg:d="M 19172.560 34811.659 L 19172.560 36150.318 L 18778.322 36150.318 L 18778.322 34811.659 L 18610.113 34811.659 L 18610.113 34443.703 L 18778.322 34443.703 L 18778.322 33818.178 L 19172.560 33818.178 L 19172.560 34443.703 L 19479.190 34443.703 L 19479.190 34811.659 L 19172.560 34811.659 Z">
              <!-- 13 nodes -->
            </draw:path>
            <draw:path id="path3959" draw:style-name="style0" draw:layer="layout" svg:x="10.390cm" svg:y="17.487cm" svg:width="1.821cm" svg:height="1.803cm" svg:viewBox="0.0 0.0 1820.505 1802.984" svg:d="M 20779.301 35862.962 C 20779.301 35616.490 20867.494 35406.813 21043.879 35233.932 C 21220.264 35061.052 21435.197 34974.611 21688.678 34974.611 C 21943.326 34974.611 22159.428 35061.636 22336.981 35235.685 C 22512.198 35409.734 22599.806 35623.498 22599.806 35876.979 C 22599.806 36132.796 22511.614 36347.145 22335.228 36520.026 C 22157.675 36691.738 21939.822 36777.595 21681.669 36777.595 C 21425.852 36777.595 21211.503 36689.986 21038.622 36514.769 C 20865.741 36341.888 20779.301 36124.619 20779.301 35862.962 ZM 21182.300 35869.971 C 21182.300 36040.515 21227.857 36175.432 21318.970 36274.722 C 21412.419 36375.180 21535.655 36425.409 21688.678 36425.409 C 21842.869 36425.409 21966.105 36375.764 22058.386 36276.474 C 22150.667 36177.184 22196.807 36044.603 22196.807 35878.731 C 22196.807 35712.859 22150.667 35580.278 22058.386 35480.988 C 21964.936 35380.531 21841.700 35330.302 21688.678 35330.302 C 21537.991 35330.302 21415.923 35380.531 21322.474 35480.988 C 21229.025 35581.446 21182.300 35711.107 21182.300 35869.971 Z">
              <!-- 18 nodes -->
            </draw:path>
            <draw:path id="path3961" draw:style-name="style0" draw:layer="layout" svg:x="12.629cm" svg:y="17.487cm" svg:width="1.116cm" svg:height="1.754cm" svg:viewBox="0.0 0.0 1116.133 1753.923" svg:d="M 25257.850 35021.920 L 25652.089 35021.920 L 25652.089 35174.359 C 25724.512 35098.431 25788.758 35046.450 25844.827 35018.415 C 25902.065 34989.213 25969.816 34974.611 26048.079 34974.611 C 26152.041 34974.611 26260.676 35008.486 26373.983 35076.237 L 26193.509 35437.184 C 26118.750 35383.451 26045.743 35356.584 25974.488 35356.584 C 25759.555 35356.584 25652.089 35518.952 25652.089 35843.688 L 25652.089 36728.534 L 25257.850 36728.534 L 25257.850 35021.920 Z">
              <!-- 12 nodes -->
            </draw:path>
            <draw:path id="path3963" draw:style-name="style0" draw:layer="layout" svg:x="14.873cm" svg:y="16.536cm" svg:width="1.651cm" svg:height="2.705cm" svg:viewBox="0.0 0.0 1650.545 2705.352" svg:d="M 30777.187 33455.479 L 30777.187 35777.105 L 30368.932 35777.105 L 30368.932 33455.479 L 29746.911 33455.479 L 29746.911 33071.754 L 31397.456 33071.754 L 31397.456 33455.479 L 30777.187 33455.479 Z">
              <!-- 9 nodes -->
            </draw:path>
            <draw:path id="path3965" draw:style-name="style0" draw:layer="layout" svg:x="16.817cm" svg:y="16.571cm" svg:width="0.513cm" svg:height="2.670cm" svg:viewBox="0.0 0.0 513.386 2670.308" svg:d="M 34087.038 34105.534 L 34087.038 35812.149 L 33692.799 35812.149 L 33692.799 34105.534 L 34087.038 34105.534 ZM 33633.225 33395.905 C 33633.225 33326.986 33658.340 33267.413 33708.569 33217.184 C 33758.798 33166.955 33818.956 33141.840 33889.042 33141.840 C 33960.297 33141.840 34021.039 33166.955 34071.268 33217.184 C 34121.497 33266.244 34146.611 33326.402 34146.611 33397.657 C 34146.611 33468.912 34121.497 33529.654 34071.268 33579.883 C 34022.207 33630.112 33962.050 33655.226 33890.794 33655.226 C 33819.540 33655.226 33758.798 33630.112 33708.569 33579.883 C 33658.340 33529.654 33633.225 33468.328 33633.225 33395.905 Z">
              <!-- 14 nodes -->
            </draw:path>
            <draw:path id="path3967" draw:style-name="style0" draw:layer="layout" svg:x="17.773cm" svg:y="16.282cm" svg:width="0.394cm" svg:height="2.959cm" svg:viewBox="0.0 0.0 394.238 2959.417" svg:d="M 35940.835 32563.624 L 35940.835 35523.041 L 35546.597 35523.041 L 35546.597 32563.624 L 35940.835 32563.624 Z">
              <!-- 5 nodes -->
            </draw:path>
            <draw:path id="path3969" draw:style-name="style0" draw:layer="layout" svg:x="18.590cm" svg:y="17.487cm" svg:width="1.651cm" svg:height="1.803cm" svg:viewBox="0.0 0.0 1650.545 1802.984" svg:d="M 38814.394 35968.092 L 37591.379 35968.092 C 37601.892 36108.266 37647.448 36219.820 37728.048 36302.756 C 37808.648 36384.525 37912.026 36425.409 38038.183 36425.409 C 38136.304 36425.409 38217.488 36402.046 38281.734 36355.322 C 38344.812 36308.597 38416.651 36222.157 38497.251 36096.000 L 38830.164 36281.730 C 38778.767 36369.339 38724.449 36444.682 38667.212 36507.761 C 38609.974 36569.671 38548.648 36621.068 38483.234 36661.952 C 38417.819 36701.668 38347.149 36730.870 38271.221 36749.560 C 38195.294 36768.250 38112.942 36777.595 38024.165 36777.595 C 37769.516 36777.595 37565.097 36695.827 37410.905 36532.291 C 37256.714 36367.587 37179.619 36149.150 37179.619 35876.979 C 37179.619 35607.145 37254.378 35388.708 37403.897 35221.667 C 37554.583 35056.963 37754.331 34974.611 38003.139 34974.611 C 38254.284 34974.611 38452.863 35054.627 38598.877 35214.659 C 38743.723 35373.522 38816.146 35593.712 38816.146 35875.227 L 38814.394 35968.092 ZM 38409.643 35645.692 C 38354.741 35435.432 38222.160 35330.302 38011.900 35330.302 C 37964.007 35330.302 37919.035 35337.894 37876.983 35353.080 C 37834.931 35367.097 37796.383 35388.124 37761.340 35416.158 C 37727.464 35443.025 37698.261 35475.732 37673.731 35514.280 C 37649.201 35552.828 37630.511 35596.632 37617.662 35645.692 L 38409.643 35645.692 Z">
              <!-- 25 nodes -->
            </draw:path>
          </draw:g>
          <!-- id="flowRoot3760" -->
          <draw:g id="flowRoot3776">
            <draw:path id="path3936" draw:style-name="style0" draw:layer="layout" svg:x="9.996cm" svg:y="20.855cm" svg:width="1.651cm" svg:height="2.705cm" svg:viewBox="0.0 0.0 1650.545 2705.352" svg:d="M 21022.158 42092.875 L 21022.158 44414.501 L 20613.902 44414.501 L 20613.902 42092.875 L 19991.882 42092.875 L 19991.882 41709.149 L 21642.426 41709.149 L 21642.426 42092.875 L 21022.158 42092.875 Z">
              <!-- 9 nodes -->
            </draw:path>
            <draw:path id="path3938" draw:style-name="style0" draw:layer="layout" svg:x="11.694cm" svg:y="21.806cm" svg:width="1.821cm" svg:height="1.803cm" svg:viewBox="0.0 0.0 1820.505 1802.984" svg:d="M 23387.589 44500.357 C 23387.589 44253.885 23475.782 44044.209 23652.167 43871.328 C 23828.552 43698.447 24043.485 43612.007 24296.966 43612.007 C 24551.614 43612.007 24767.715 43699.031 24945.269 43873.080 C 25120.486 44047.129 25208.094 44260.894 25208.094 44514.375 C 25208.094 44770.192 25119.902 44984.540 24943.516 45157.421 C 24765.963 45329.134 24548.110 45414.990 24289.957 45414.990 C 24034.140 45414.990 23819.791 45327.382 23646.910 45152.165 C 23474.029 44979.284 23387.589 44762.015 23387.589 44500.357 ZM 23790.588 44507.366 C 23790.588 44677.911 23836.145 44812.828 23927.257 44912.118 C 24020.707 45012.575 24143.943 45062.804 24296.966 45062.804 C 24451.157 45062.804 24574.393 45013.159 24666.674 44913.870 C 24758.955 44814.580 24805.095 44681.999 24805.095 44516.127 C 24805.095 44350.255 24758.955 44217.674 24666.674 44118.384 C 24573.224 44017.926 24449.988 43967.697 24296.966 43967.697 C 24146.279 43967.697 24024.211 44017.926 23930.762 44118.384 C 23837.313 44218.842 23790.588 44348.503 23790.588 44507.366 Z">
              <!-- 18 nodes -->
            </draw:path>
            <draw:path id="path3940" draw:style-name="style0" draw:layer="layout" svg:x="13.852cm" svg:y="21.806cm" svg:width="1.821cm" svg:height="1.803cm" svg:viewBox="0.0 0.0 1820.506 1802.984" svg:d="M 27704.937 44500.357 C 27704.937 44253.885 27793.130 44044.209 27969.515 43871.328 C 28145.900 43698.447 28360.833 43612.007 28614.314 43612.007 C 28868.963 43612.007 29085.064 43699.031 29262.617 43873.080 C 29437.834 44047.129 29525.443 44260.894 29525.443 44514.375 C 29525.443 44770.192 29437.250 44984.540 29260.865 45157.421 C 29083.312 45329.134 28865.459 45414.990 28607.305 45414.990 C 28351.488 45414.990 28137.139 45327.382 27964.259 45152.165 C 27791.378 44979.284 27704.937 44762.015 27704.937 44500.357 ZM 28107.937 44507.366 C 28107.937 44677.911 28153.493 44812.828 28244.606 44912.118 C 28338.055 45012.575 28461.291 45062.804 28614.314 45062.804 C 28768.505 45062.804 28891.741 45013.159 28984.022 44913.870 C 29076.303 44814.580 29122.444 44681.999 29122.444 44516.127 C 29122.444 44350.255 29076.303 44217.674 28984.022 44118.384 C 28890.573 44017.926 28767.337 43967.697 28614.314 43967.697 C 28463.627 43967.697 28341.559 44017.926 28248.110 44118.384 C 28154.661 44218.842 28107.937 44348.503 28107.937 44507.366 Z">
              <!-- 18 nodes -->
            </draw:path>
            <draw:path id="path3942" draw:style-name="style0" draw:layer="layout" svg:x="16.092cm" svg:y="20.601cm" svg:width="0.394cm" svg:height="2.959cm" svg:viewBox="0.0 0.0 394.239 2959.417" svg:d="M 32577.724 41201.019 L 32577.724 44160.436 L 32183.486 44160.436 L 32183.486 41201.019 L 32577.724 41201.019 Z">
              <!-- 5 nodes -->
            </draw:path>
            <draw:path id="path3944" draw:style-name="style0" draw:layer="layout" svg:x="16.989cm" svg:y="20.601cm" svg:width="1.533cm" svg:height="2.959cm" svg:viewBox="0.0 0.0 1533.149 2959.417" svg:d="M 34371.947 41201.019 L 34371.947 43005.755 L 34927.385 42453.822 L 35456.541 42453.822 L 34715.372 43170.459 L 35510.858 44160.436 L 34999.224 44160.436 L 34435.025 43440.294 L 34371.947 43503.372 L 34371.947 44160.436 L 33977.709 44160.436 L 33977.709 41201.019 L 34371.947 41201.019 Z">
              <!-- 13 nodes -->
            </draw:path>
            <draw:path id="path3946" draw:style-name="style0" draw:layer="layout" svg:x="18.716cm" svg:y="20.890cm" svg:width="0.513cm" svg:height="2.670cm" svg:viewBox="0.0 0.0 513.386 2670.308" svg:d="M 37886.802 42742.930 L 37886.802 44449.544 L 37492.563 44449.544 L 37492.563 42742.930 L 37886.802 42742.930 ZM 37432.990 42033.301 C 37432.990 41964.382 37458.104 41904.808 37508.333 41854.579 C 37558.562 41804.350 37618.720 41779.236 37688.807 41779.236 C 37760.062 41779.236 37820.803 41804.350 37871.032 41854.579 C 37921.261 41903.640 37946.376 41963.798 37946.376 42035.053 C 37946.376 42106.308 37921.261 42167.050 37871.032 42217.279 C 37821.972 42267.508 37761.814 42292.622 37690.559 42292.622 C 37619.304 42292.622 37558.562 42267.508 37508.333 42217.279 C 37458.104 42167.050 37432.990 42105.724 37432.990 42033.301 Z">
              <!-- 14 nodes -->
            </draw:path>
            <draw:path id="path3948" draw:style-name="style0" draw:layer="layout" svg:x="19.517cm" svg:y="21.228cm" svg:width="0.869cm" svg:height="2.332cm" svg:viewBox="0.0 0.0 869.077 2332.140" svg:d="M 39596.921 43449.055 L 39596.921 44787.713 L 39202.683 44787.713 L 39202.683 43449.055 L 39034.474 43449.055 L 39034.474 43081.099 L 39202.683 43081.099 L 39202.683 42455.574 L 39596.921 42455.574 L 39596.921 43081.099 L 39903.551 43081.099 L 39903.551 43449.055 L 39596.921 43449.055 Z">
              <!-- 13 nodes -->
            </draw:path>
          </draw:g>
          <!-- id="flowRoot3776" --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Tue Feb 25 23:01:04 2020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stroke="none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Tue Feb 25 23:01:04 2020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2.2 5c3e80d, 2017-08-06</meta:generator>
    <meta:initial-creator>Inkscape.org - 0.92.2 5c3e80d, 2017-08-06</meta:initial-creator>
    <meta:creation-date>2020-02-25 23:01:04</meta:creation-date>
    <dc:date>2020-02-25 23:01:04</dc:date>
    <dc:format>image/svg+xml</dc:format>
  </office:meta>
</office:document-meta>
</file>